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han, Nik, Jonas, Linda, Dommi</text:p>
      <text:p text:style-name="Standard"/>
      <text:p text:style-name="Standard">Ankunft auf Siedlungsstation, nach Angriff der Piraten sind sie dem Angebot der Dem. Allianz gefolgt u. Mit einem Frachter und zwei Gaitlingjägern 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 </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 </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 <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 </text:p>
      <text:p text:style-name="Standard"/>
      <text:p text:style-name="Standard">Ronja Stephan Linus Müller Jonas</text:p>
      <text:p text:style-name="Standard"/>
      <text:p text:style-name="Standard">Der 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 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 Wohlwollen von Siam(Bumbas Stellvertreter). </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 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 </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p text:style-name="Standard"><text:soft-page-break/>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list xml:id="list8531601804004865728" text:style-name="L1">
        <text:list-item>
          <text:p text:style-name="P2">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e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 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 einem Alien-Hologramm. Nach kurzer Beratung wird ein öffentliches Statement verfasst. </text:p>
      <text:p text:style-name="Standard"/>
      <text:p text:style-name="P1">"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 </text:p>
      <text:p text:style-name="Standard"/>
      <text:p text:style-name="Standard">Nach dem Militärrat und dem Statement gingen alle mit Keygor und dem bumbanischen Techniker Albrecht in eine Bar. Dort haben sie einen Schnaps mit Crystal getrunken( Crivoddi). Dieser hat extreme Stimmungsrauschschwankungen hervorgerufen, was zur Folge hatte, das Nik und Linus einen Badtrip hatten. Robin hat sich Albrecht vorgeknöpft, wozu ihn seine imaginäre Banane gebracht hatte. Am Tisch hat Robin mit Nik und Keygor Albrecht verhört. Unter dem Drogenrausch kam es dazu, dass Nik Albrecht komplett über den Tisch gezogen hat. Linus spielte dann Aliengeräusche ab, wonach Albrecht Nik über den Tisch zog und Aliensprache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text:p text:style-name="Standard"/>
      <text:p text:style-name="Standard"/>
      <text:p text:style-name="Standard"/>
      <text:p text:style-name="Standard"/>
      <text:p text:style-name="Standard">Dominic, Linus, Florian, Jonas, Felix</text:p>
      <text:p text:style-name="Standard"/>
      <text:p text:style-name="Standard">Zuerst gingen alle in den Tedoirianischen Puff dort haben sie den Orgientarif gewählt und Spaß jeweils einer Nutte, Jonas hat einen 1,5cm Schwanz, Dommi 4,5 usw.....Dort trafen Sie auf Florian und Felix, welche den Politiker Gustav Umbringen sollen. ( Penthauswohung im Tower aus dem diplomatenviertel) <text:s/>Der General, welcher den Auftrag erteilt hatte, übermittelte Logbuchdaten eines Hilfstransporters. Damit Stand der Plan das Florian den Frachter wegfliegt und damit die Leute im Penthaus tötet. Auf einen kleinen Versorgungsposten für die Flüchtlinge schleicht sich Flo auf deren Landebahn in vorher geklauter Pilotenuniform. Er wurde in einen Frachter gerufen und flog ihn zum Flugzeugträger im Orbit. Dort liesen sie 9 Flüchtlinge im Hangar und einer wurde mit dem Frachter per Fernsteuerung mit Follgaß in den Politischen Tower gefeuert. Beim Einschlag zerfetzte <text:soft-page-break/>es den ganzen Tower und durch die herumfliegenden Gebäudeteilen wurden insgesamt 500 Leute getötet, daruter überwiegend Politiker, wie auch Gustav. Der Ausnahmezustand wurde ausgerufen und das Militär bildet für 1 Monate eine Übergangsregierung. Daraufhin wird eine Battelstar mit Begleitschiffen angefordert -&gt; Ziel mittlere Piratenstation vernichten und anschließend die Gläubigen Gebiete und Aliens zu besiegen.Der General Zarazar sicherte maximale Rakten für die Lager zu und einen Auftrag die Flotte zu begleiten. Dabei sicherte er unterschwällig zu das falls ein Schiffsführer wegen z.b. Wegen Trunkenheit im Dienst gefeuert wird das jemand von den Mitspielern das Schiff übernimmt. Die Mission startet bald. Währenddessen nahmen sie ein lebendes kopfgeld an. Derjendige wurde auf der benachbarten Station von Tedor für 20.000 Credits <text:s/>zur evakuierung freigegeben. Dort angekommen, töteten sie die restlichen Persoren welche auch über Mutterschiff geredet haben udn die Blaut masse verkotzt wurde, diese sind auf die Gruppe losgegangen. Der überwiegende Teil wurde komplett durch eine Granate getötet, weche den Hangarplatzemit Gang weggesprengt hat. Ihnen ist es gelungen die Person zu evakuieren, dabei ist Linus geschädigt wurden, bei der Behandlung auf dem Schiff hat er eine Organstauchung erlitten, bei den Heilungsversuchen lähmte sich Linus Arm und er ist im kritischen Zustad. Der Typ aus dem Kopfgelauftrag ist bei ihnen im Hangar und Misstraut den Mitspielern, seine Waffe ist sichtbar aber seine Haltung passiv sitzend. </text:p>
      <text:p text:style-name="Standard"/>
      <text:p text:style-name="Standard">Quang, Dominik, Robin, Jonas</text:p>
      <text:p text:style-name="Standard"/>
      <text:p text:style-name="Standard">Zu Beginn befanden wir uns bei der Raumstation, aus der wir die Kontaktperson (Sync-Spion) aus dem vorherigen Auftrag entführt haben. Aus heiterem Himmel kam Quang mit einem stark beschädigten Raumschiff aus dem Hyperraum gesprungen und rammte die Raumstation. Nach einem SOS von Quang wurde er vom Flugzeugträger aufgenommen. Beim anschließenden untersuchen des Schiffs haben wir festgestellt, das sein Schiff von Aliens infiltriert worden ist und die Schläfer erwacht sind. Da während des Hyperssprungs der Captain alle Lebenserhaltenden Systeme deaktiviert hatte, um die restlichen Aliens zu töten, war Quang der letzte überlebende. Später auf dem Flugzeugträger gab es einen Streit mit anschließendem Fluchtversuch der Zielperson. Daraufhin kam diese mit Quang in Kontakt und fragte ihn in der Sprache der Dunkelelfen, ob er ein Dunkelelf sei. Danach machten wir uns auf den Rückweg nach Tedor.</text:p>
      <text:p text:style-name="Standard">Auf Tedor wurde die Zielperson dem Auftraggeber übergeben und die 20.000 Credits Belohnung kassiert. Auf dem Schiff wurde zuvor die Zielperson noch am Rechner angeschlossen, um die Daten auf dem Hand - Terminal auszulesen. Dies hatte zur Folge, dass auf dem Schiff trotz getroffener Sicherheitsmaßnahmen das System abstürzte und der Speicher gelöscht wurde. Daraufhin wurde der General kontaktiert, der uns auf die Militäbasis einlud. Dort wurde Quang, aufgrund seines Aussehens in gewahrsam genommen. Domi bekam eine Audienz beim General, um sich zu rechtfertigen. Durch ein paar unschlüssige Äußerungen wollte der General ihn durch Gas liquidieren. Domi konnte ihn gerade noch so überzeugen, das die Expertise der Besatzung ihm im Bezug auf die Sync von Nutzen sein kann. Neuer Auftrag ist daher, unter Leitung Mr Smith (Vorname Smith) soll die Besatzug sich in das Gebiet der Sync begeben und Informtionen zu deren Alienproblem sammeln, Mr Smith ist dabei ein sehr strenger Zeitgenosse, welcher mit sich reden lässt, der aber im Falle des Versagens vor dem Erschießungsbefehl nicht zurückschreckt. Auf Tedor haben wir dann ein Spionageversteck der Sync ausgehebelt. Der eine überlebende Sync verriet, das die Sync sich auch für den Umgang der DA mit der Alieninvasion interessiert. Er wird zur weiteren Befragung in die Militärbasis gebr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1H5M52S</meta:editing-duration>
    <meta:editing-cycles>18</meta:editing-cycles>
    <meta:generator>OpenOffice/4.1.5$Win32 OpenOffice.org_project/415m1$Build-9789</meta:generator>
    <dc:date>2020-02-20T00:50:24.53</dc:date>
    <meta:document-statistic meta:table-count="0" meta:image-count="0" meta:object-count="0" meta:page-count="4" meta:paragraph-count="29" meta:word-count="2171" meta:character-count="14844"/>
    <meta:user-defined meta:name="Info 1"/>
    <meta:user-defined meta:name="Info 2"/>
    <meta:user-defined meta:name="Info 3"/>
    <meta:user-defined meta:name="Info 4"/>
  </office:meta>
</office:document-meta>
</file>